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c0c0c0" draw:marker-end="Arrow" draw:marker-end-width="0.203cm" draw:fill="none"/>
    </style:style>
    <style:style style:name="gr2" style:family="graphic" style:parent-style-name="standard">
      <style:graphic-properties draw:fill="bitmap" draw:fill-color="#ffffff" draw:fill-image-name="Empty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-width="0.254cm" draw:marker-end-width="0.254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draw:stroke="none" svg:stroke-color="#000000" draw:fill="none" draw:fill-color="#ffffff" fo:min-height="0.29cm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svg:stroke-color="#000000" draw:fill="none" draw:fill-color="#ffffff" fo:min-height="0.764cm"/>
    </style:style>
    <style:style style:name="gr13" style:family="graphic" style:parent-style-name="standard">
      <style:graphic-properties draw:stroke="none" svg:stroke-color="#000000" draw:fill="none" draw:fill-color="#ffffff" fo:min-height="0.716cm"/>
    </style:style>
    <style:style style:name="gr14" style:family="graphic" style:parent-style-name="standard">
      <style:graphic-properties draw:stroke="none" svg:stroke-color="#000000" draw:fill="none" draw:fill-color="#ffffff" fo:min-height="1.016cm"/>
    </style:style>
    <style:style style:name="gr15" style:family="graphic" style:parent-style-name="standard">
      <style:graphic-properties draw:stroke="none" svg:stroke-color="#000000" draw:fill="none" draw:fill-color="#ffffff" fo:min-height="1.305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9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normal" style:text-scale="120%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position="sub 58%"/>
    </style:style>
    <style:style style:name="T2" style:family="text">
      <style:text-properties fo:font-size="18pt" fo:font-weight="normal" style:text-scale="120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2.81cm" svg:x2="12.049cm" svg:y2="13.954cm">
          <text:p/>
        </draw:line>
        <draw:custom-shape draw:style-name="gr2" draw:text-style-name="P1" draw:layer="layout" svg:width="4.318cm" svg:height="4.318cm" svg:x="8.657cm" svg:y="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762cm" svg:height="0.888cm" svg:x="8.276cm" svg:y="7.439cm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0.762cm" svg:height="0.888cm" draw:transform="rotate (-1.5707963267949) translate (11.121cm 5.431cm)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0.762cm" svg:height="0.888cm" draw:transform="rotate (1.5707963267949) translate (10.255cm 10.387cm)" svg:viewBox="0 0 763 889" svg:d="m381 52c216 0 381 165 381 381s-165 381-381 381-381-165-381-381 165-381 381-381zm-381 0zm763 763zm-763-815v889z">
          <text:p/>
        </draw:path>
        <draw:path draw:style-name="gr3" draw:text-style-name="P1" draw:layer="layout" svg:width="0.762cm" svg:height="0.888cm" draw:transform="rotate (-3.14159265358979) translate (13.356cm 8.3cm)" svg:viewBox="0 0 763 889" svg:d="m381 52c216 0 381 165 381 381s-165 381-381 381-381-165-381-381 165-381 381-381zm-381 0zm763 763zm-763-815v889z">
          <text:p/>
        </draw:path>
        <draw:path draw:style-name="gr4" draw:text-style-name="P1" draw:layer="layout" svg:width="1.65cm" svg:height="0.634cm" svg:x="9.445cm" svg:y="13.324cm" svg:viewBox="0 0 1651 635" svg:d="m381 381v254zm0 254h889zm889 0v-254zm-889-254h889zm889 0 381-381zm-867 0-381-381zm1248-381h-1651z">
          <text:p/>
        </draw:path>
        <draw:path draw:style-name="gr4" draw:text-style-name="P1" draw:layer="layout" svg:width="1.65cm" svg:height="0.634cm" svg:x="11.223cm" svg:y="13.324cm" svg:viewBox="0 0 1651 635" svg:d="m381 381v254zm0 254h889zm889 0v-254zm-889-254h889zm889 0 381-381zm-867 0-381-381zm1248-381h-1651z">
          <text:p/>
        </draw:path>
        <draw:path draw:style-name="gr4" draw:text-style-name="P1" draw:layer="layout" svg:width="1.65cm" svg:height="0.634cm" svg:x="12.945cm" svg:y="13.324cm" svg:viewBox="0 0 1651 635" svg:d="m381 381v254zm0 254h889zm889 0v-254zm-889-254h889zm889 0 381-381zm-867 0-381-381zm1248-381h-1651z">
          <text:p/>
        </draw:path>
        <draw:line draw:style-name="gr5" draw:text-style-name="P1" draw:layer="layout" svg:x1="9.826cm" svg:y1="13.955cm" svg:x2="14.195cm" svg:y2="13.955cm">
          <text:p/>
        </draw:line>
        <draw:custom-shape draw:style-name="gr6" draw:text-style-name="P1" draw:layer="layout" svg:width="0.127cm" svg:height="0.127cm" svg:x="11.988cm" svg:y="13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1.214cm" svg:height="17.045cm" draw:transform="rotate (1.5707963267949) translate (2.243cm 15.097cm)">
          <text:p/>
          <draw:enhanced-geometry svg:viewBox="0 0 21600 21600" draw:type="rectangle" draw:enhanced-path="M 0 0 L 21600 0 21600 21600 0 21600 0 0 Z N"/>
        </draw:custom-shape>
        <draw:frame draw:style-name="gr8" draw:layer="layout" svg:width="1.397cm" svg:height="1.064cm" svg:x="9.643cm" svg:y="12.3cm">
          <draw:text-box>
            <text:p>T<text:span text:style-name="T1">n</text:span></text:p>
          </draw:text-box>
        </draw:frame>
        <draw:frame draw:style-name="gr8" draw:layer="layout" svg:width="1.397cm" svg:height="1.064cm" svg:x="13.244cm" svg:y="12.3cm">
          <draw:text-box>
            <text:p>T<text:span text:style-name="T1">1</text:span></text:p>
          </draw:text-box>
        </draw:frame>
        <draw:frame draw:style-name="gr9" draw:text-style-name="P2" draw:layer="layout" svg:width="1.297cm" svg:height="0.963cm" svg:x="11.385cm" svg:y="12.321cm">
          <draw:text-box>
            <text:p text:style-name="P1"><text:span text:style-name="T2">...</text:span></text:p>
          </draw:text-box>
        </draw:frame>
        <draw:frame draw:style-name="gr10" draw:text-style-name="P3" draw:layer="layout" svg:width="2.098cm" svg:height="0.806cm" svg:x="12.691cm" svg:y="14.376cm">
          <draw:text-box>
            <text:p><text:span text:style-name="T3">Source</text:span></text:p>
          </draw:text-box>
        </draw:frame>
        <draw:line draw:style-name="gr11" draw:text-style-name="P1" draw:layer="layout" svg:x1="12.183cm" svg:y1="14.126cm" svg:x2="12.938cm" svg:y2="14.589cm">
          <text:p/>
        </draw:line>
        <draw:frame draw:style-name="gr12" draw:text-style-name="P4" draw:layer="layout" svg:width="4.736cm" svg:height="1.014cm" svg:x="12.43cm" svg:y="5.128cm">
          <draw:text-box>
            <text:p><text:span text:style-name="T3">Listener</text:span></text:p>
          </draw:text-box>
        </draw:frame>
        <draw:line draw:style-name="gr11" draw:text-style-name="P1" draw:layer="layout" svg:x1="10.869cm" svg:y1="7.773cm" svg:x2="12.684cm" svg:y2="5.815cm">
          <text:p/>
        </draw:line>
        <draw:frame draw:style-name="gr13" draw:layer="layout" svg:width="1.397cm" svg:height="1.064cm" svg:x="10.298cm" svg:y="10.387cm">
          <draw:text-box>
            <text:p>R<text:span text:style-name="T1">n</text:span></text:p>
          </draw:text-box>
        </draw:frame>
        <draw:frame draw:style-name="gr13" draw:layer="layout" svg:width="1.397cm" svg:height="1.064cm" svg:x="13.379cm" svg:y="7.439cm">
          <draw:text-box>
            <text:p>R<text:span text:style-name="T1">1</text:span></text:p>
          </draw:text-box>
        </draw:frame>
        <draw:frame draw:style-name="gr13" draw:layer="layout" svg:width="1.397cm" svg:height="1.064cm" svg:x="10.18cm" svg:y="4.439cm">
          <draw:text-box>
            <text:p>R<text:span text:style-name="T1">2</text:span></text:p>
          </draw:text-box>
        </draw:frame>
        <draw:line draw:style-name="gr1" draw:text-style-name="P1" draw:layer="layout" svg:x1="7.35cm" svg:y1="2.81cm" svg:x2="10.72cm" svg:y2="7.89cm">
          <text:p/>
        </draw:line>
        <draw:frame draw:style-name="gr9" draw:text-style-name="P2" draw:layer="layout" svg:width="1.297cm" svg:height="0.963cm" draw:transform="rotate (-1.5707963267949) translate (8.567cm 7.212cm)">
          <draw:text-box>
            <text:p text:style-name="P1"><text:span text:style-name="T2">...</text:span></text:p>
          </draw:text-box>
        </draw:frame>
        <draw:frame draw:style-name="gr14" draw:text-style-name="P5" draw:layer="layout" svg:width="4.572cm" svg:height="1.266cm" svg:x="3.653cm" svg:y="10.819cm">
          <draw:text-box>
            <text:p><text:span text:style-name="T4">room/chamber</text:span></text:p>
          </draw:text-box>
        </draw:frame>
        <draw:line draw:style-name="gr11" draw:text-style-name="P1" draw:layer="layout" svg:x1="2.383cm" svg:y1="10.565cm" svg:x2="3.78cm" svg:y2="11.327cm">
          <text:p/>
        </draw:line>
        <draw:frame draw:style-name="gr15" draw:text-style-name="P4" draw:layer="layout" svg:width="4.445cm" svg:height="1.555cm" svg:x="1.962cm" svg:y="1.763cm">
          <draw:text-box>
            <text:p><text:span text:style-name="T5">RoomCornerA(x,y,z)</text:span></text:p>
          </draw:text-box>
        </draw:frame>
        <draw:custom-shape draw:style-name="gr16" draw:text-style-name="P1" draw:layer="layout" svg:width="0.254cm" svg:height="0.254cm" svg:x="2.104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27cm" svg:y1="3.612cm" svg:x2="2.778cm" svg:y2="2.81cm">
          <text:p/>
        </draw:line>
        <draw:frame draw:style-name="gr15" draw:text-style-name="P4" draw:layer="layout" svg:width="5.072cm" svg:height="1.555cm" svg:x="15.953cm" svg:y="15.321cm">
          <draw:text-box>
            <text:p><text:span text:style-name="T5">RoomCornerB(x,y,z)</text:span></text:p>
          </draw:text-box>
        </draw:frame>
        <draw:custom-shape draw:style-name="gr16" draw:text-style-name="P1" draw:layer="layout" svg:width="0.254cm" svg:height="0.254cm" svg:x="19.168cm" svg:y="14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8.923cm" svg:y1="15.808cm" svg:x2="19.177cm" svg:y2="15.3cm">
          <text:p/>
        </draw:line>
        <draw:custom-shape draw:style-name="gr16" draw:text-style-name="P1" draw:layer="layout" svg:width="0.254cm" svg:height="0.254cm" svg:x="7.229cm" svg:y="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4" draw:layer="layout" svg:width="2.07cm" svg:height="1.211cm" svg:x="6.461cm" svg:y="1.794cm">
          <draw:text-box>
            <text:p><text:span text:style-name="T5">(0,0,0)</text:span></text:p>
          </draw:text-box>
        </draw:frame>
        <draw:custom-shape draw:style-name="gr6" draw:text-style-name="P1" draw:layer="layout" svg:width="0.127cm" svg:height="0.127cm" svg:x="10.668cm" svg:y="7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 draw:measure-align="inside" draw:measure-vertical-align="below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68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9T14:51:43.19</meta:creation-date>
    <dc:date>2012-07-23T10:00:03.68</dc:date>
    <meta:editing-duration>PT44M42S</meta:editing-duration>
    <meta:editing-cycles>16</meta:editing-cycles>
    <meta:generator>LibreOffice/3.5$Windows_x86 LibreOffice_project/165a79a-7059095-e13bb37-fef39a4-9503d18</meta:generator>
    <meta:document-statistic meta:object-count="35"/>
  </office:meta>
</office:document-meta>
</file>